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4/styles.xml" manifest:media-type="text/xml"/>
  <manifest:file-entry manifest:full-path="Object 44/meta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6.2988in" svg:height="3.5429in" svg:x="20.4453in" svg:y="3.8185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1" table:number-rows-repeated="8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0:17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8T16:06:44</dc:date>
    <meta:editing-duration>P1DT15H3M7S</meta:editing-duration>
    <meta:editing-cycles>196</meta:editing-cycles>
    <meta:print-date>2013-10-16T17:09:16</meta:print-date>
    <meta:document-statistic meta:table-count="2" meta:cell-count="1174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9:'di vs rf'.E11 'di vs rf'.B8:'di vs rf'.E8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3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8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5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1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4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6:'cc vs rs'.C31 'cc vs rs'.B25:'cc vs rs'.C25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4:'cc vs rs'.C39 'cc vs rs'.B33:'cc vs rs'.C33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3:'cc vs rs'.E5 'cc vs rs'.B2:'cc vs rs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8:'cc vs rs'.E10 'cc vs rs'.B7:'cc vs rs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7e0021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37cm" svg:y="3.504cm" style:legend-expansion="high" chart:style-name="ch2"/>
        <chart:plot-area chart:style-name="ch3" table:cell-range-address="'di vs rf'.A110:'di vs rf'.D116" chart:data-source-has-labels="both" svg:x="0.77cm" svg:y="0.855cm" svg:width="11.427cm" svg:height="6.984cm">
          <chartooo:coordinate-region svg:x="5.201cm" svg:y="0.855cm" svg:width="6.716cm" svg:height="6.337cm"/>
          <chart:axis chart:dimension="x" chart:name="primary-x" chart:style-name="ch4" chartooo:axis-type="auto">
            <chartooo:date-scale/>
            <chart:categories table:cell-range-address="'di vs rf'.A111:'di vs rf'.A11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111:'di vs rf'.B116" chart:label-cell-address="'di vs rf'.B110:'di vs rf'.B110" chart:class="chart:bar">
            <chart:data-point chart:repeated="6"/>
          </chart:series>
          <chart:series chart:style-name="ch9" chart:values-cell-range-address="'di vs rf'.C111:'di vs rf'.C116" chart:label-cell-address="'di vs rf'.C110:'di vs rf'.C110" chart:class="chart:bar">
            <chart:data-point chart:repeated="5"/>
            <chart:data-point chart:style-name="ch10"/>
          </chart:series>
          <chart:series chart:style-name="ch11" chart:values-cell-range-address="'di vs rf'.D111:'di vs rf'.D116" chart:label-cell-address="'di vs rf'.D110:'di vs rf'.D11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110:'di vs rf'.B110</svg:desc>
                </draw:g>
              </table:table-cell>
              <table:table-cell office:value-type="string">
                <text:p>(C) No one left /
(R2) Round 2</text:p>
                <draw:g>
                  <svg:desc>'di vs rf'.C110:'di vs rf'.C110</svg:desc>
                </draw:g>
              </table:table-cell>
              <table:table-cell office:value-type="string">
                <text:p>(D) One left</text:p>
                <draw:g>
                  <svg:desc>'di vs rf'.D110:'di vs rf'.D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111:'di vs rf'.A116</svg:desc>
                </draw:g>
              </table:table-cell>
              <table:table-cell office:value-type="float" office:value="0">
                <text:p>0</text:p>
                <draw:g>
                  <svg:desc>'di vs rf'.B111:'di vs rf'.B116</svg:desc>
                </draw:g>
              </table:table-cell>
              <table:table-cell office:value-type="float" office:value="31.0598101208757">
                <text:p>31.0598101208757</text:p>
                <draw:g>
                  <svg:desc>'di vs rf'.C111:'di vs rf'.C116</svg:desc>
                </draw:g>
              </table:table-cell>
              <table:table-cell office:value-type="float" office:value="187.512637187918">
                <text:p>187.512637187918</text:p>
                <draw:g>
                  <svg:desc>'di vs rf'.D111:'di vs rf'.D11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">
                <text:p>0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0">
                <text:p>0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06.804">
                <text:p>106.804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6.671">
                <text:p>106.671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6.045">
                <text:p>106.045</text:p>
              </table:table-cell>
              <table:table-cell office:value-type="float" office:value="105.045">
                <text:p>105.0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7e0021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37cm" svg:y="3.504cm" style:legend-expansion="high" chart:style-name="ch2"/>
        <chart:plot-area chart:style-name="ch3" table:cell-range-address="'di vs rf'.A110:'di vs rf'.D116" chart:data-source-has-labels="both" svg:x="0.77cm" svg:y="0.855cm" svg:width="11.427cm" svg:height="6.984cm">
          <chartooo:coordinate-region svg:x="5.201cm" svg:y="0.855cm" svg:width="6.716cm" svg:height="6.337cm"/>
          <chart:axis chart:dimension="x" chart:name="primary-x" chart:style-name="ch4" chartooo:axis-type="auto">
            <chartooo:date-scale/>
            <chart:categories table:cell-range-address="'di vs rf'.A111:'di vs rf'.A11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111:'di vs rf'.B116" chart:label-cell-address="'di vs rf'.B110:'di vs rf'.B110" chart:class="chart:bar">
            <chart:data-point chart:repeated="6"/>
          </chart:series>
          <chart:series chart:style-name="ch9" chart:values-cell-range-address="'di vs rf'.C111:'di vs rf'.C116" chart:label-cell-address="'di vs rf'.C110:'di vs rf'.C110" chart:class="chart:bar">
            <chart:data-point chart:repeated="5"/>
            <chart:data-point chart:style-name="ch10"/>
          </chart:series>
          <chart:series chart:style-name="ch11" chart:values-cell-range-address="'di vs rf'.D111:'di vs rf'.D116" chart:label-cell-address="'di vs rf'.D110:'di vs rf'.D11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110:'di vs rf'.B110</svg:desc>
                </draw:g>
              </table:table-cell>
              <table:table-cell office:value-type="string">
                <text:p>(C) No one left /
(R2) Round 2</text:p>
                <draw:g>
                  <svg:desc>'di vs rf'.C110:'di vs rf'.C110</svg:desc>
                </draw:g>
              </table:table-cell>
              <table:table-cell office:value-type="string">
                <text:p>(D) One left</text:p>
                <draw:g>
                  <svg:desc>'di vs rf'.D110:'di vs rf'.D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111:'di vs rf'.A116</svg:desc>
                </draw:g>
              </table:table-cell>
              <table:table-cell office:value-type="float" office:value="0">
                <text:p>0</text:p>
                <draw:g>
                  <svg:desc>'di vs rf'.B111:'di vs rf'.B116</svg:desc>
                </draw:g>
              </table:table-cell>
              <table:table-cell office:value-type="float" office:value="31.0598101208757">
                <text:p>31.0598101208757</text:p>
                <draw:g>
                  <svg:desc>'di vs rf'.C111:'di vs rf'.C116</svg:desc>
                </draw:g>
              </table:table-cell>
              <table:table-cell office:value-type="float" office:value="187.512637187918">
                <text:p>187.512637187918</text:p>
                <draw:g>
                  <svg:desc>'di vs rf'.D111:'di vs rf'.D11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">
                <text:p>0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0">
                <text:p>0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06.804">
                <text:p>106.804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6.671">
                <text:p>106.671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6.045">
                <text:p>106.045</text:p>
              </table:table-cell>
              <table:table-cell office:value-type="float" office:value="105.045">
                <text:p>105.0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35:'di vs rf'.A41 'di vs rf'.D34:'di vs rf'.F41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35:'di vs rf'.A41 'di vs rf'.D34:'di vs rf'.F41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35:'di vs rf'.A41 'di vs rf'.D34:'di vs rf'.F41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4:'cc vs rs'.F79 'cc vs rs'.B73:'cc vs rs'.F73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6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